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w</text:p>
      <text:p text:style-name="Standard"/>
      <text:p text:style-name="Standard">CREATE OR REPLACE VIEW residencesview</text:p>
      <text:p text:style-name="Standard">AS</text:p>
      <text:p text:style-name="Standard">SELECT id, name, post_number</text:p>
      <text:p text:style-name="Standard">FROM residences</text:p>
      <text:p text:style-name="Standard"/>
      <text:p text:style-name="P1">Functions</text:p>
      <text:p text:style-name="Standard"/>
      <text:p text:style-name="Standard">CREATE OR REPLACE FUNCTION getresidences()</text:p>
      <text:p text:style-name="Standard">RETURNS TABLE (id int, name varchar(40), post_number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residence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register(in_name varchar, in_surname varchar, in_email varchar, in_residence int, in_tel varchar, in_birthday date, in_pass1 varchar, in_pass2 varchar, in_rank int)</text:p>
      <text:p text:style-name="Standard">RETURNS integer AS</text:p>
      <text:p text:style-name="Standard">$$</text:p>
      <text:p text:style-name="Standard">DECLARE</text:p>
      <text:p text:style-name="Standard">error integer;</text:p>
      <text:p text:style-name="Standard">BEGIN</text:p>
      <text:p text:style-name="Standard">IF (in_email IN (SELECT email FROM users))THEN</text:p>
      <text:p text:style-name="Standard">error := 1;</text:p>
      <text:p text:style-name="Standard">ELSE</text:p>
      <text:p text:style-name="Standard">IF (in_pass1 NOT LIKE in_pass2)THEN</text:p>
      <text:p text:style-name="Standard">error := 2;</text:p>
      <text:p text:style-name="Standard">ELSE</text:p>
      <text:p text:style-name="Standard">INSERT INTO users(name, surname, email, residence_id, tel, birthday, password, rank)</text:p>
      <text:p text:style-name="Standard">VALUES (in_name, in_surname, in_email, in_residence, in_tel, in_birthday, in_pass1, in_rank);</text:p>
      <text:p text:style-name="Standard">IF EXISTS(SELECT * FROM users where(email like in_email)) THEN</text:p>
      <text:p text:style-name="Standard">error := 0;</text:p>
      <text:p text:style-name="Standard">ELSE</text:p>
      <text:p text:style-name="Standard">error := 3;</text:p>
      <text:p text:style-name="Standard">END IF;</text:p>
      <text:p text:style-name="Standard">END IF;</text:p>
      <text:p text:style-name="Standard">END IF;</text:p>
      <text:p text:style-name="Standard">RETURN error;</text:p>
      <text:p text:style-name="Standard">END</text:p>
      <text:p text:style-name="Standard">$$</text:p>
      <text:p text:style-name="Standard">LANGUAGE'plpgsql';</text:p>
      <text:p text:style-name="Standard"/>
      <text:p text:style-name="Standard">0 – Vse OK</text:p>
      <text:p text:style-name="Standard">1 – Email že obstaja</text:p>
      <text:p text:style-name="Standard">2 – Passworda nista enaka</text:p>
      <text:p text:style-name="Standard">3 – ni ga kraira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an</meta:initial-creator>
    <meta:creation-date>2018-05-09T18:46:43.18</meta:creation-date>
    <dc:date>2018-05-09T19:49:06.59</dc:date>
    <dc:creator>David Jan</dc:creator>
    <meta:editing-duration>PT1H2M20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1" meta:paragraph-count="45" meta:word-count="154" meta:character-count="1010"/>
  </office:meta>
</office:document-meta>
</file>